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4007in" table:align="left"/>
    </style:style>
    <style:style style:name="Table1.A" style:family="table-column">
      <style:table-column-properties style:column-width="1.8257in"/>
    </style:style>
    <style:style style:name="Table1.B" style:family="table-column">
      <style:table-column-properties style:column-width="2.575in"/>
    </style:style>
    <style:style style:name="Table1.A1" style:family="table-cell">
      <style:table-cell-properties style:vertical-align="middle" fo:padding="0.0194in" fo:border="none"/>
    </style:style>
    <style:style style:name="Table2" style:family="table">
      <style:table-properties style:width="5.1132in" table:align="left"/>
    </style:style>
    <style:style style:name="Table2.A" style:family="table-column">
      <style:table-column-properties style:column-width="2.484in"/>
    </style:style>
    <style:style style:name="Table2.B" style:family="table-column">
      <style:table-column-properties style:column-width="1.2736in"/>
    </style:style>
    <style:style style:name="Table2.C" style:family="table-column">
      <style:table-column-properties style:column-width="1.3556in"/>
    </style:style>
    <style:style style:name="Table2.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FP&amp;A Project Idea: <text:span text:style-name="Strong_20_Emphasis">“12-Month Financial Forecast and Budget Variance Dashboard for a Professional Services Firm”</text:span></text:h>
      <text:p text:style-name="Horizontal_20_Line"/>
      <text:h text:style-name="Heading_20_3" text:outline-level="3">🎯 <text:span text:style-name="Strong_20_Emphasis">Objective:</text:span></text:h>
      <text:p text:style-name="Text_20_body">Build a project that simulates what a Financial Analyst at Vaco would do:</text:p>
      <text:list text:style-name="L1">
        <text:list-item>
          <text:p text:style-name="P1">Forecasting revenue and expenses</text:p>
        </text:list-item>
        <text:list-item>
          <text:p text:style-name="P1">Budget vs. actual variance analysis</text:p>
        </text:list-item>
        <text:list-item>
          <text:p text:style-name="P1">Building Excel dashboards</text:p>
        </text:list-item>
        <text:list-item>
          <text:p text:style-name="P1">Performing ad hoc financial modeling</text:p>
        </text:list-item>
        <text:list-item>
          <text:p text:style-name="P1">Visualizing KPIs to support leadership decisions</text:p>
        </text:list-item>
      </text:list>
      <text:p text:style-name="Horizontal_20_Line"/>
      <text:h text:style-name="Heading_20_3" text:outline-level="3">🧰 Tools You'll Use:</text:h>
      <text:list text:style-name="L2">
        <text:list-item>
          <text:p text:style-name="P2"><text:span text:style-name="Strong_20_Emphasis">Excel (Advanced formulas, pivot tables, charts)</text:span></text:p>
        </text:list-item>
        <text:list-item>
          <text:p text:style-name="P2">(Optional) Python or Power BI for advanced visuals or automation</text:p>
        </text:list-item>
      </text:list>
      <text:p text:style-name="Horizontal_20_Line"/>
      <text:h text:style-name="Heading_20_3" text:outline-level="3">🗂️ <text:span text:style-name="Strong_20_Emphasis">Project Structure:</text:span></text:h>
      <text:h text:style-name="Heading_20_4" text:outline-level="4"><text:span text:style-name="Strong_20_Emphasis">1. Create Mock Financial Data (12 months)</text:span></text:h>
      <text:p text:style-name="Text_20_body">Use Excel to simulate:</text:p>
      <text:list text:style-name="L3">
        <text:list-item>
          <text:p text:style-name="P3">Revenue by service type (e.g., consulting, staffing, tech)</text:p>
        </text:list-item>
        <text:list-item>
          <text:p text:style-name="P3">Expense categories (payroll, rent, marketing, tools)</text:p>
        </text:list-item>
        <text:list-item>
          <text:p text:style-name="P3">Budgeted vs. actual amounts</text:p>
        </text:list-item>
        <text:list-item>
          <text:p text:style-name="P3">Net income calculation</text:p>
        </text:list-item>
        <text:list-item>
          <text:p text:style-name="P3">KPI metrics: gross margin, operating margin, YoY growth, etc.</text:p>
        </text:list-item>
      </text:list>
      <text:h text:style-name="Heading_20_4" text:outline-level="4">Example Sheet Tabs:</text:h>
      <text:list text:style-name="L4">
        <text:list-item>
          <text:p text:style-name="P4"><text:span text:style-name="Source_20_Text">Budget_2024</text:span></text:p>
        </text:list-item>
        <text:list-item>
          <text:p text:style-name="P4"><text:span text:style-name="Source_20_Text">Actuals_2024</text:span></text:p>
        </text:list-item>
        <text:list-item>
          <text:p text:style-name="P4"><text:span text:style-name="Source_20_Text">Variance_Analysis</text:span></text:p>
        </text:list-item>
        <text:list-item>
          <text:p text:style-name="P4"><text:span text:style-name="Source_20_Text">Dashboard</text:span></text:p>
        </text:list-item>
        <text:list-item>
          <text:p text:style-name="P4"><text:span text:style-name="Source_20_Text">Forecast_Q3_Q4</text:span></text:p>
        </text:list-item>
      </text:list>
      <text:p text:style-name="Horizontal_20_Line"/>
      <text:h text:style-name="Heading_20_4" text:outline-level="4"><text:soft-page-break/><text:span text:style-name="Strong_20_Emphasis">2. Budget vs. Actual Variance Analysis</text:span></text:h>
      <text:list text:style-name="L5">
        <text:list-item>
          <text:p text:style-name="P5">Use Excel formulas to calculate:</text:p>
          <text:list>
            <text:list-item>
              <text:p text:style-name="P5">Variance ($ and %)</text:p>
            </text:list-item>
            <text:list-item>
              <text:p text:style-name="P5">Conditional formatting (e.g., highlight large negative variances)</text:p>
            </text:list-item>
          </text:list>
        </text:list-item>
        <text:list-item>
          <text:p text:style-name="P5">Add slicers for dynamic filtering by department or month</text:p>
        </text:list-item>
      </text:list>
      <text:p text:style-name="Horizontal_20_Line"/>
      <text:h text:style-name="Heading_20_4" text:outline-level="4"><text:span text:style-name="Strong_20_Emphasis">3. Forecasting</text:span></text:h>
      <text:list text:style-name="L6">
        <text:list-item>
          <text:p text:style-name="P6">Forecast revenue and expenses for the next 3 months using:</text:p>
          <text:list>
            <text:list-item>
              <text:p text:style-name="P6"><text:span text:style-name="Strong_20_Emphasis">3-month moving average</text:span></text:p>
            </text:list-item>
            <text:list-item>
              <text:p text:style-name="P6"><text:span text:style-name="Strong_20_Emphasis">Trendline regression (optional)</text:span></text:p>
            </text:list-item>
          </text:list>
        </text:list-item>
        <text:list-item>
          <text:p text:style-name="P6">Show forecast alongside actuals and budget</text:p>
        </text:list-item>
      </text:list>
      <text:p text:style-name="Horizontal_20_Line"/>
      <text:h text:style-name="Heading_20_4" text:outline-level="4"><text:span text:style-name="Strong_20_Emphasis">4. Build a Dashboard</text:span></text:h>
      <text:p text:style-name="Text_20_body">Use Excel charts to visualize:</text:p>
      <text:list text:style-name="L7">
        <text:list-item>
          <text:p text:style-name="P7">Monthly revenue vs. expense trends</text:p>
        </text:list-item>
        <text:list-item>
          <text:p text:style-name="P7">Budget vs. actual by department</text:p>
        </text:list-item>
        <text:list-item>
          <text:p text:style-name="P7">Profit margin over time</text:p>
        </text:list-item>
        <text:list-item>
          <text:p text:style-name="P7">Pie chart of expense breakdown</text:p>
        </text:list-item>
        <text:list-item>
          <text:p text:style-name="P7">KPIs in a summary card format</text:p>
        </text:list-item>
      </text:list>
      <text:p text:style-name="Horizontal_20_Line"/>
      <text:h text:style-name="Heading_20_3" text:outline-level="3">📊 Deliverables:</text:h>
      <text:list text:style-name="L8">
        <text:list-item>
          <text:p text:style-name="P8">📂 Excel workbook with all sheets and dashboard</text:p>
        </text:list-item>
        <text:list-item>
          <text:p text:style-name="P8">📝 1-page report summarizing insights</text:p>
        </text:list-item>
        <text:list-item>
          <text:p text:style-name="P8">(Optional) 📎 PDF or PPT of your visuals with analysis</text:p>
        </text:list-item>
      </text:list>
      <text:p text:style-name="Horizontal_20_Line"/>
      <text:h text:style-name="Heading_20_3" text:outline-level="3">✅ Summary You Can Use on Resume:</text:h>
      <text:p text:style-name="Quotations"><text:span text:style-name="Strong_20_Emphasis">Financial Analyst – FP&amp;A Simulation Project</text:span><text:line-break/>Built a 12-month budgeting, forecasting, and variance analysis model for a simulated professional services firm using Excel. Created dashboards to track revenue, expenses, profit margins, and performance KPIs. Applied forecasting methods to project Q3 and Q4 results and presented insights for executive decision-making.</text:p>
      <text:h text:style-name="Heading_20_3" text:outline-level="3"><text:soft-page-break/>✅ <text:span text:style-name="Strong_20_Emphasis">Step 2: Add Visual Dashboards in Excel</text:span></text:h>
      <text:p text:style-name="Text_20_body">You already have the data. Now let’s create visuals to show insights clearly.</text:p>
      <text:h text:style-name="Heading_20_4" text:outline-level="4">🎯 In the “Summary” sheet, create these charts:</text:h>
      <text:list text:style-name="L9">
        <text:list-item>
          <text:p text:style-name="P9"><text:span text:style-name="Strong_20_Emphasis">Line Chart</text:span> – Revenue vs. Expenses (Budgeted vs. Actual)</text:p>
          <text:list>
            <text:list-item>
              <text:p text:style-name="P9">X-axis: Month</text:p>
            </text:list-item>
            <text:list-item>
              <text:p text:style-name="P9">Y-axis: Amount ($)</text:p>
            </text:list-item>
            <text:list-item>
              <text:p text:style-name="P9">Series: Budgeted Revenue, Actual Revenue, Budgeted Expenses, Actual Expenses</text:p>
            </text:list-item>
          </text:list>
        </text:list-item>
        <text:list-item>
          <text:p text:style-name="P9"><text:span text:style-name="Strong_20_Emphasis">Bar Chart</text:span> – Net Income (Budgeted vs. Actual)</text:p>
          <text:list>
            <text:list-item>
              <text:p text:style-name="P9">Show each month with side-by-side bars</text:p>
            </text:list-item>
          </text:list>
        </text:list-item>
        <text:list-item>
          <text:p text:style-name="P9"><text:span text:style-name="Strong_20_Emphasis">Column Chart or Heatmap</text:span> – Net Income Variance (%)</text:p>
          <text:list>
            <text:list-item>
              <text:p text:style-name="P9">Highlight negative variances in red and positive in green (Conditional Formatting)</text:p>
            </text:list-item>
          </text:list>
        </text:list-item>
        <text:list-item>
          <text:p text:style-name="P9"><text:span text:style-name="Strong_20_Emphasis">Pie Chart</text:span> – Expense Breakdown by Category</text:p>
          <text:list>
            <text:list-item>
              <text:p text:style-name="P9">Use one month (e.g., January) for simplicity</text:p>
            </text:list-item>
            <text:list-item>
              <text:p text:style-name="P9">Based on Budgeted or Actual</text:p>
            </text:list-item>
          </text:list>
        </text:list-item>
      </text:list>
      <text:p text:style-name="Horizontal_20_Line"/>
      <text:h text:style-name="Heading_20_3" text:outline-level="3">🛠️ Bonus: Add KPI Cards at the Top of the Dashboard</text:h>
      <text:p text:style-name="Text_20_body">Use formulas to show:</text:p>
      <table:table table:name="Table1" table:style-name="Table1">
        <table:table-column table:style-name="Table1.A"/>
        <table:table-column table:style-name="Table1.B"/>
        <table:table-header-rows>
          <table:table-row>
            <table:table-cell table:style-name="Table1.A1" office:value-type="string">
              <text:p text:style-name="Table_20_Heading">KPI</text:p>
            </table:table-cell>
            <table:table-cell table:style-name="Table1.A1" office:value-type="string">
              <text:p text:style-name="Table_20_Heading">Formula Example</text:p>
            </table:table-cell>
          </table:table-row>
        </table:table-header-rows>
        <table:table-row>
          <table:table-cell table:style-name="Table1.A1" office:value-type="string">
            <text:p text:style-name="Table_20_Contents">Total Revenue (YTD)</text:p>
          </table:table-cell>
          <table:table-cell table:style-name="Table1.A1" office:value-type="string">
            <text:p text:style-name="Table_20_Contents"><text:span text:style-name="Source_20_Text">=SUM(C2:C13)</text:span></text:p>
          </table:table-cell>
        </table:table-row>
        <table:table-row>
          <table:table-cell table:style-name="Table1.A1" office:value-type="string">
            <text:p text:style-name="Table_20_Contents">Total Net Income (YTD)</text:p>
          </table:table-cell>
          <table:table-cell table:style-name="Table1.A1" office:value-type="string">
            <text:p text:style-name="Table_20_Contents"><text:span text:style-name="Source_20_Text">=SUM(G2:G13)</text:span></text:p>
          </table:table-cell>
        </table:table-row>
        <table:table-row>
          <table:table-cell table:style-name="Table1.A1" office:value-type="string">
            <text:p text:style-name="Table_20_Contents">Avg Monthly Revenue</text:p>
          </table:table-cell>
          <table:table-cell table:style-name="Table1.A1" office:value-type="string">
            <text:p text:style-name="Table_20_Contents"><text:span text:style-name="Source_20_Text">=AVERAGE(C2:C13)</text:span></text:p>
          </table:table-cell>
        </table:table-row>
        <table:table-row>
          <table:table-cell table:style-name="Table1.A1" office:value-type="string">
            <text:p text:style-name="Table_20_Contents">Revenue Growth %</text:p>
          </table:table-cell>
          <table:table-cell table:style-name="Table1.A1" office:value-type="string">
            <text:p text:style-name="Table_20_Contents"><text:span text:style-name="Source_20_Text">=(C13-C2)/C2</text:span> (for Dec vs. Jan)</text:p>
          </table:table-cell>
        </table:table-row>
      </table:table>
      <text:p text:style-name="Text_20_body">Use bold formatting and light boxes to make it visually appealing.</text:p>
      <text:p text:style-name="Horizontal_20_Line"/>
      <text:h text:style-name="Heading_20_3" text:outline-level="3">📝 Step 3: Write a 1-Page Summary Report</text:h>
      <text:h text:style-name="Heading_20_4" text:outline-level="4">Suggested Sections:</text:h>
      <text:p text:style-name="Text_20_body"><text:span text:style-name="Strong_20_Emphasis">Title:</text:span><text:line-break/>📊 <text:span text:style-name="Emphasis">Financial Performance Summary – 2024 YTD</text:span></text:p>
      <text:p text:style-name="Text_20_body"><text:span text:style-name="Strong_20_Emphasis">1. Objective</text:span><text:line-break/>To analyze and compare budgeted vs. actual financial performance over 12 months.</text:p>
      <text:p text:style-name="Text_20_body"><text:span text:style-name="Strong_20_Emphasis">2. Key Insights</text:span></text:p>
      <text:list text:style-name="L10">
        <text:list-item>
          <text:p text:style-name="P10">Revenue exceeded budget in 7 out of 12 months.</text:p>
        </text:list-item>
        <text:list-item>
          <text:p text:style-name="P10"><text:soft-page-break/>Largest negative variance occurred in [Month] due to [explain, e.g., marketing overspend].</text:p>
        </text:list-item>
        <text:list-item>
          <text:p text:style-name="P10">Net income showed strong performance in Q3.</text:p>
        </text:list-item>
      </text:list>
      <text:p text:style-name="Text_20_body"><text:span text:style-name="Strong_20_Emphasis">3. Recommendations</text:span></text:p>
      <text:list text:style-name="L11">
        <text:list-item>
          <text:p text:style-name="P11">Reduce travel or marketing costs in Q2.</text:p>
        </text:list-item>
        <text:list-item>
          <text:p text:style-name="P11">Reforecast revenue for next quarter based on actual trends.</text:p>
        </text:list-item>
      </text:list>
      <text:p text:style-name="Text_20_body"><text:span text:style-name="Strong_20_Emphasis">4. Next Steps</text:span></text:p>
      <text:list text:style-name="L12">
        <text:list-item>
          <text:p text:style-name="P12">Create a Q3 forecast</text:p>
        </text:list-item>
        <text:list-item>
          <text:p text:style-name="P12">Share findings with CFO and department leads</text:p>
        </text:list-item>
      </text:list>
      <text:p text:style-name="Horizontal_20_Line"/>
      <text:p text:style-name="Text_20_body">Would you like me to:</text:p>
      <text:list text:style-name="L13">
        <text:list-item>
          <text:p text:style-name="P13">Help create the visuals step-by-step in Excel?</text:p>
        </text:list-item>
        <text:list-item>
          <text:p text:style-name="P13">Draft this 1-page summary in Word or as a PDF?</text:p>
        </text:list-item>
        <text:list-item>
          <text:p text:style-name="P13">Add a forecast sheet for Q3/Q4?</text:p>
        </text:list-item>
      </text:list>
      <text:p text:style-name="Text_20_body">Let me know which you'd like to tackle next.</text:p>
      <text:h text:style-name="Heading_20_5" text:outline-level="5">You said:</text:h>
      <text:p text:style-name="Text_20_body">yes</text:p>
      <text:h text:style-name="Heading_20_6" text:outline-level="6">ChatGPT said:</text:h>
      <text:p text:style-name="Text_20_body">Perfect! Let's proceed step by step. Here's the plan:</text:p>
      <text:p text:style-name="Horizontal_20_Line"/>
      <text:h text:style-name="Heading_20_2" text:outline-level="2">✅ <text:span text:style-name="Strong_20_Emphasis">Step 1: Add Visuals in Excel</text:span></text:h>
      <text:p text:style-name="Text_20_body">We'll begin by creating 4 charts in your <text:span text:style-name="Strong_20_Emphasis">"Summary"</text:span> sheet using your existing data.</text:p>
      <text:h text:style-name="Heading_20_3" text:outline-level="3">🎨 Visuals to Add:</text:h>
      <text:h text:style-name="Heading_20_4" text:outline-level="4">1. <text:span text:style-name="Strong_20_Emphasis">Line Chart – Revenue vs. Expenses</text:span></text:h>
      <text:list text:style-name="L14">
        <text:list-item>
          <text:p text:style-name="P14">Select columns:</text:p>
          <text:list>
            <text:list-item>
              <text:p text:style-name="P14"><text:span text:style-name="Strong_20_Emphasis">Month</text:span></text:p>
            </text:list-item>
            <text:list-item>
              <text:p text:style-name="P14"><text:span text:style-name="Strong_20_Emphasis">Budgeted Revenue</text:span></text:p>
            </text:list-item>
            <text:list-item>
              <text:p text:style-name="P14"><text:span text:style-name="Strong_20_Emphasis">Actual Revenue</text:span></text:p>
            </text:list-item>
            <text:list-item>
              <text:p text:style-name="P14"><text:span text:style-name="Strong_20_Emphasis">Budgeted Expenses</text:span></text:p>
            </text:list-item>
            <text:list-item>
              <text:p text:style-name="P14"><text:span text:style-name="Strong_20_Emphasis">Actual Expenses</text:span></text:p>
            </text:list-item>
          </text:list>
        </text:list-item>
        <text:list-item>
          <text:p text:style-name="P14">Insert → Line Chart → "Line with markers"</text:p>
        </text:list-item>
        <text:list-item>
          <text:p text:style-name="P14">Customize:</text:p>
          <text:list>
            <text:list-item>
              <text:p text:style-name="P14"><text:soft-page-break/>Add chart title: <text:span text:style-name="Strong_20_Emphasis">Revenue vs. Expenses (Budgeted vs. Actual)</text:span></text:p>
            </text:list-item>
            <text:list-item>
              <text:p text:style-name="P14">Add legend and data labels if needed</text:p>
            </text:list-item>
          </text:list>
        </text:list-item>
      </text:list>
      <text:p text:style-name="Horizontal_20_Line"/>
      <text:h text:style-name="Heading_20_4" text:outline-level="4">2. <text:span text:style-name="Strong_20_Emphasis">Bar Chart – Net Income (Budgeted vs. Actual)</text:span></text:h>
      <text:list text:style-name="L15">
        <text:list-item>
          <text:p text:style-name="P15">Select:</text:p>
          <text:list>
            <text:list-item>
              <text:p text:style-name="P15"><text:span text:style-name="Strong_20_Emphasis">Month</text:span></text:p>
            </text:list-item>
            <text:list-item>
              <text:p text:style-name="P15"><text:span text:style-name="Strong_20_Emphasis">Budgeted Net Income</text:span></text:p>
            </text:list-item>
            <text:list-item>
              <text:p text:style-name="P15"><text:span text:style-name="Strong_20_Emphasis">Actual Net Income</text:span></text:p>
            </text:list-item>
          </text:list>
        </text:list-item>
        <text:list-item>
          <text:p text:style-name="P15">Insert → Clustered Bar Chart</text:p>
        </text:list-item>
        <text:list-item>
          <text:p text:style-name="P15">Title: <text:span text:style-name="Strong_20_Emphasis">Monthly Net Income Comparison</text:span></text:p>
        </text:list-item>
      </text:list>
      <text:p text:style-name="Horizontal_20_Line"/>
      <text:h text:style-name="Heading_20_4" text:outline-level="4">3. <text:span text:style-name="Strong_20_Emphasis">Conditional Formatting – Net Income Variance (%)</text:span></text:h>
      <text:list text:style-name="L16">
        <text:list-item>
          <text:p text:style-name="P16">Go to column <text:span text:style-name="Strong_20_Emphasis">“Net Income Variance (%)”</text:span></text:p>
        </text:list-item>
        <text:list-item>
          <text:p text:style-name="P16">Apply:</text:p>
          <text:list>
            <text:list-item>
              <text:p text:style-name="P16">Conditional Formatting → Color Scales</text:p>
            </text:list-item>
            <text:list-item>
              <text:p text:style-name="P16">OR: Use “Greater than 0 = Green”, “Less than 0 = Red”</text:p>
            </text:list-item>
          </text:list>
        </text:list-item>
      </text:list>
      <text:p text:style-name="Horizontal_20_Line"/>
      <text:h text:style-name="Heading_20_4" text:outline-level="4">4. <text:span text:style-name="Strong_20_Emphasis">Pie Chart – January Expense Breakdown</text:span></text:h>
      <text:list text:style-name="L17">
        <text:list-item>
          <text:p text:style-name="P17">Go to the <text:span text:style-name="Strong_20_Emphasis">“Actual Expenses”</text:span> sheet</text:p>
        </text:list-item>
        <text:list-item>
          <text:p text:style-name="P17">Select row for January (first row under header)</text:p>
        </text:list-item>
        <text:list-item>
          <text:p text:style-name="P17">Insert → Pie Chart</text:p>
        </text:list-item>
        <text:list-item>
          <text:p text:style-name="P17">Title: <text:span text:style-name="Strong_20_Emphasis">January Actual Expenses Breakdown</text:span></text:p>
        </text:list-item>
      </text:list>
      <text:p text:style-name="Horizontal_20_Line"/>
      <text:h text:style-name="Heading_20_2" text:outline-level="2">✅ <text:span text:style-name="Strong_20_Emphasis">Step 2: Add KPI Summary (Top of "Summary" Sheet)</text:span></text:h>
      <text:p text:style-name="Text_20_body">Add the following formulas in rows 1–5 of your <text:span text:style-name="Strong_20_Emphasis">Summary sheet</text:span>, above the data:</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KPI Name</text:p>
            </table:table-cell>
            <table:table-cell table:style-name="Table2.A1" office:value-type="string">
              <text:p text:style-name="Table_20_Heading">Formula</text:p>
            </table:table-cell>
            <table:table-cell table:style-name="Table2.A1" office:value-type="string">
              <text:p text:style-name="Table_20_Heading">Example Cell</text:p>
            </table:table-cell>
          </table:table-row>
        </table:table-header-rows>
        <table:table-row>
          <table:table-cell table:style-name="Table2.A1" office:value-type="string">
            <text:p text:style-name="Table_20_Contents"><text:span text:style-name="Strong_20_Emphasis">Total Budgeted Revenue</text:span></text:p>
          </table:table-cell>
          <table:table-cell table:style-name="Table2.A1" office:value-type="string">
            <text:p text:style-name="Table_20_Contents"><text:span text:style-name="Source_20_Text">=SUM(B2:B13)</text:span></text:p>
          </table:table-cell>
          <table:table-cell table:style-name="Table2.A1" office:value-type="string">
            <text:p text:style-name="Table_20_Contents">E1</text:p>
          </table:table-cell>
        </table:table-row>
        <table:table-row>
          <table:table-cell table:style-name="Table2.A1" office:value-type="string">
            <text:p text:style-name="Table_20_Contents"><text:span text:style-name="Strong_20_Emphasis">Total Actual Revenue</text:span></text:p>
          </table:table-cell>
          <table:table-cell table:style-name="Table2.A1" office:value-type="string">
            <text:p text:style-name="Table_20_Contents"><text:span text:style-name="Source_20_Text">=SUM(C2:C13)</text:span></text:p>
          </table:table-cell>
          <table:table-cell table:style-name="Table2.A1" office:value-type="string">
            <text:p text:style-name="Table_20_Contents">E2</text:p>
          </table:table-cell>
        </table:table-row>
        <table:table-row>
          <table:table-cell table:style-name="Table2.A1" office:value-type="string">
            <text:p text:style-name="Table_20_Contents"><text:span text:style-name="Strong_20_Emphasis">Total Budgeted Net Income</text:span></text:p>
          </table:table-cell>
          <table:table-cell table:style-name="Table2.A1" office:value-type="string">
            <text:p text:style-name="Table_20_Contents"><text:span text:style-name="Source_20_Text">=SUM(F2:F13)</text:span></text:p>
          </table:table-cell>
          <table:table-cell table:style-name="Table2.A1" office:value-type="string">
            <text:p text:style-name="Table_20_Contents">E3</text:p>
          </table:table-cell>
        </table:table-row>
        <table:table-row>
          <table:table-cell table:style-name="Table2.A1" office:value-type="string">
            <text:p text:style-name="Table_20_Contents"><text:span text:style-name="Strong_20_Emphasis">Total Actual Net Income</text:span></text:p>
          </table:table-cell>
          <table:table-cell table:style-name="Table2.A1" office:value-type="string">
            <text:p text:style-name="Table_20_Contents"><text:span text:style-name="Source_20_Text">=SUM(G2:G13)</text:span></text:p>
          </table:table-cell>
          <table:table-cell table:style-name="Table2.A1" office:value-type="string">
            <text:p text:style-name="Table_20_Contents">E4</text:p>
          </table:table-cell>
        </table:table-row>
        <table:table-row>
          <table:table-cell table:style-name="Table2.A1" office:value-type="string">
            <text:p text:style-name="Table_20_Contents"><text:span text:style-name="Strong_20_Emphasis">Revenue Growth (Dec vs. Jan)</text:span></text:p>
          </table:table-cell>
          <table:table-cell table:style-name="Table2.A1" office:value-type="string">
            <text:p text:style-name="Table_20_Contents"><text:span text:style-name="Source_20_Text">=(C13-C2)/C2</text:span></text:p>
          </table:table-cell>
          <table:table-cell table:style-name="Table2.A1" office:value-type="string">
            <text:p text:style-name="Table_20_Contents">E5 (format as %)</text:p>
          </table:table-cell>
        </table:table-row>
      </table:table>
      <text:p text:style-name="Text_20_body">Style them with borders, fill color, and bold labels.</text:p>
      <text:p text:style-name="Horizontal_20_Line"/>
      <text:h text:style-name="Heading_20_2" text:outline-level="2"><text:soft-page-break/>✅ <text:span text:style-name="Strong_20_Emphasis">Step 3: Write the 1-Page Summary Report</text:span></text:h>
      <text:p text:style-name="Text_20_body">Would you like me to now generate a <text:span text:style-name="Strong_20_Emphasis">Word or PDF version</text:span> of the summary report including:</text:p>
      <text:list text:style-name="L18">
        <text:list-item>
          <text:p text:style-name="P18">Project title</text:p>
        </text:list-item>
        <text:list-item>
          <text:p text:style-name="P18">Objectives</text:p>
        </text:list-item>
        <text:list-item>
          <text:p text:style-name="P18">Key insights</text:p>
        </text:list-item>
        <text:list-item>
          <text:p text:style-name="P18">Recommendations</text:p>
        </text:list-item>
        <text:list-item>
          <text:p text:style-name="P18">Next steps</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5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7T09:11:03.963228841</meta:creation-date>
    <dc:date>2025-06-27T11:48:02.515112947</dc:date>
    <meta:editing-duration>PT20M7S</meta:editing-duration>
    <meta:editing-cycles>4</meta:editing-cycles>
    <meta:generator>LibreOffice/24.2.7.2$Linux_X86_64 LibreOffice_project/420$Build-2</meta:generator>
    <meta:document-statistic meta:table-count="2" meta:image-count="0" meta:object-count="0" meta:page-count="6" meta:paragraph-count="157" meta:word-count="931" meta:character-count="5411" meta:non-whitespace-character-count="4710"/>
  </office:meta>
</office:document-meta>
</file>